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6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1.128cm"/>
      <style:paragraph-properties style:writing-mode="lr-tb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55cm" fo:min-width="1.6cm"/>
      <style:paragraph-properties style:writing-mode="lr-tb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0.388cm" fo:min-width="1.128cm"/>
      <style:paragraph-properties style:writing-mode="lr-tb"/>
    </style:style>
    <style:style style:name="gr6" style:family="graphic" style:parent-style-name="objectwithoutfill">
      <style:graphic-properties draw:fill="solid" draw:fill-color="#3faf46" draw:textarea-vertical-align="middle"/>
    </style:style>
    <style:style style:name="gr7" style:family="graphic" style:parent-style-name="standard">
      <style:graphic-properties draw:fill-color="#861141" draw:textarea-horizontal-align="justify" draw:textarea-vertical-align="middle" draw:auto-grow-height="false" fo:min-height="0.5cm" fo:min-width="0.6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  <style:paragraph-properties style:writing-mode="lr-tb"/>
    </style:style>
    <style:style style:name="gr9" style:family="graphic" style:parent-style-name="standard">
      <style:graphic-properties draw:fill-color="#e6e905" draw:textarea-horizontal-align="justify" draw:textarea-vertical-align="middle" draw:auto-grow-height="false" fo:min-height="0.388cm" fo:min-width="1.128cm"/>
      <style:paragraph-properties style:writing-mode="lr-tb"/>
    </style:style>
    <style:style style:name="gr10" style:family="graphic" style:parent-style-name="standard">
      <style:graphic-properties draw:fill-color="#e6e905" draw:textarea-horizontal-align="justify" draw:textarea-vertical-align="middle" draw:auto-grow-height="false" fo:min-height="0.55cm" fo:min-width="1.6cm"/>
      <style:paragraph-properties style:writing-mode="lr-tb"/>
    </style:style>
    <style:style style:name="gr11" style:family="graphic" style:parent-style-name="standard">
      <style:graphic-properties draw:fill-color="#e6e905" draw:textarea-horizontal-align="justify" draw:textarea-vertical-align="middle" draw:auto-grow-height="false" fo:min-height="0.388cm" fo:min-width="1.055cm"/>
      <style:paragraph-properties style:writing-mode="lr-tb"/>
    </style:style>
    <style:style style:name="gr12" style:family="graphic" style:parent-style-name="objectwithoutfill">
      <style:graphic-properties draw:fill="solid" draw:fill-color="#e6e905" draw:textarea-vertical-align="middle"/>
    </style:style>
    <style:style style:name="gr13" style:family="graphic" style:parent-style-name="standard">
      <style:graphic-properties draw:fill-color="#861141" draw:textarea-horizontal-align="justify" draw:textarea-vertical-align="middle" draw:auto-grow-height="false" fo:min-height="0.6cm" fo:min-width="0.8cm"/>
      <style:paragraph-properties style:writing-mode="lr-tb"/>
    </style:style>
    <style:style style:name="gr14" style:family="graphic" style:parent-style-name="standard">
      <style:graphic-properties draw:fill-color="#861141" draw:textarea-horizontal-align="justify" draw:textarea-vertical-align="middle" draw:auto-grow-height="false" fo:min-height="0.6cm" fo:min-width="0.95cm"/>
      <style:paragraph-properties style:writing-mode="lr-tb"/>
    </style:style>
    <style:style style:name="gr15" style:family="graphic" style:parent-style-name="standard">
      <style:graphic-properties draw:fill-color="#861141" draw:textarea-horizontal-align="justify" draw:textarea-vertical-align="middle" draw:auto-grow-height="false" fo:min-height="0.388cm" fo:min-width="1.055cm"/>
      <style:paragraph-properties style:writing-mode="lr-tb"/>
    </style:style>
    <style:style style:name="gr16" style:family="graphic" style:parent-style-name="objectwithoutfill">
      <style:graphic-properties draw:fill="solid" draw:fill-color="#861141" draw:textarea-vertical-align="middle"/>
    </style:style>
    <style:style style:name="gr17" style:family="graphic" style:parent-style-name="standard">
      <style:graphic-properties draw:fill-color="#861141" draw:textarea-horizontal-align="justify" draw:textarea-vertical-align="middle" draw:auto-grow-height="false" fo:min-height="0.9cm" fo:min-width="1.55cm"/>
      <style:paragraph-properties style:writing-mode="lr-tb"/>
    </style:style>
    <style:style style:name="gr18" style:family="graphic" style:parent-style-name="standard">
      <style:graphic-properties draw:fill-color="#ff7b59" draw:textarea-horizontal-align="justify" draw:textarea-vertical-align="middle" draw:auto-grow-height="false" fo:min-height="0.55cm" fo:min-width="2.7cm"/>
      <style:paragraph-properties style:writing-mode="lr-tb"/>
    </style:style>
    <style:style style:name="gr19" style:family="graphic" style:parent-style-name="standard">
      <style:graphic-properties draw:fill-color="#ff7b59" draw:textarea-horizontal-align="justify" draw:textarea-vertical-align="middle" draw:auto-grow-height="false" fo:min-height="0.388cm" fo:min-width="1.128cm"/>
      <style:paragraph-properties style:writing-mode="lr-tb"/>
    </style:style>
    <style:style style:name="gr20" style:family="graphic" style:parent-style-name="objectwithoutfill">
      <style:graphic-properties draw:fill="solid" draw:fill-color="#ff7b59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text-underline-style="none"/>
    </style:style>
    <style:style style:name="P7" style:family="paragraph">
      <loext:graphic-properties draw:fill-color="#3faf46"/>
      <style:paragraph-properties fo:text-align="center" style:writing-mode="lr-tb"/>
      <style:text-properties fo:font-size="12pt" style:text-underline-style="none"/>
    </style:style>
    <style:style style:name="P8" style:family="paragraph">
      <loext:graphic-properties draw:fill-color="#3faf46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solid" draw:fill-color="#3faf46"/>
      <style:paragraph-properties fo:text-align="center"/>
    </style:style>
    <style:style style:name="P10" style:family="paragraph">
      <loext:graphic-properties draw:fill-color="#861141"/>
      <style:paragraph-properties fo:text-align="center" style:writing-mode="lr-tb"/>
      <style:text-properties fo:font-size="12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 style:writing-mode="lr-tb"/>
      <style:text-properties fo:font-size="12pt"/>
    </style:style>
    <style:style style:name="P13" style:family="paragraph">
      <loext:graphic-properties draw:fill-color="#e6e905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-color="#e6e905"/>
      <style:paragraph-properties fo:text-align="center" style:writing-mode="lr-tb"/>
      <style:text-properties fo:font-size="12pt" style:text-underline-style="none"/>
    </style:style>
    <style:style style:name="P15" style:family="paragraph">
      <loext:graphic-properties draw:fill-color="#e6e905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e6e905"/>
      <style:paragraph-properties fo:text-align="center"/>
    </style:style>
    <style:style style:name="P17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861141"/>
      <style:paragraph-properties fo:text-align="center" style:writing-mode="lr-tb"/>
      <style:text-properties fo:font-size="12pt" style:text-underline-style="none"/>
    </style:style>
    <style:style style:name="P19" style:family="paragraph">
      <loext:graphic-properties draw:fill="solid" draw:fill-color="#861141"/>
      <style:paragraph-properties fo:text-align="center"/>
    </style:style>
    <style:style style:name="P20" style:family="paragraph">
      <loext:graphic-properties draw:fill-color="#861141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7b59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7b59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-color="#ff7b59"/>
      <style:paragraph-properties fo:text-align="center" style:writing-mode="lr-tb"/>
      <style:text-properties fo:font-size="12pt"/>
    </style:style>
    <style:style style:name="P24" style:family="paragraph">
      <loext:graphic-properties draw:fill="solid" draw:fill-color="#ff7b59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1cm" svg:height="0.8cm" svg:x="13cm" svg:y="3.8cm">
              <text:p text:style-name="P1"><text:span text:style-name="T1">STUDENT</text:span></text:p>
              <draw:enhanced-geometry svg:viewBox="0 0 21600 21600" draw:type="rectangle" draw:enhanced-path="M 0 0 L 21600 0 21600 21600 0 21600 0 0 Z N"/>
            </draw:custom-shape>
            <draw:g>
              <draw:line draw:style-name="gr2" draw:text-style-name="P2" draw:layer="layout" svg:x1="7.5cm" svg:y1="2.7cm" svg:x2="7.5cm" svg:y2="3.1cm">
                <text:p/>
              </draw:line>
              <draw:g>
                <draw:custom-shape draw:style-name="gr3" draw:text-style-name="P3" draw:layer="layout" svg:width="2.3cm" svg:height="0.9cm" svg:x="6.5cm" svg:y="3.1cm">
                  <text:p text:style-name="P3"><text:span text:style-name="T2">Sname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3" draw:layer="layout" svg:width="2.3cm" svg:height="0.9cm" svg:x="4.1cm" svg:y="2.1cm">
                  <text:p text:style-name="P3"><text:span text:style-name="T2">Fname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3" draw:layer="layout" svg:width="2.3cm" svg:height="0.9cm" svg:x="6.7cm" svg:y="1.8cm">
                  <text:p text:style-name="P3"><text:span text:style-name="T2">Lname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line draw:style-name="gr2" draw:text-style-name="P2" draw:layer="layout" svg:x1="5.4cm" svg:y1="3cm" svg:x2="6.5cm" svg:y2="3.5cm">
                <text:p/>
              </draw:line>
            </draw:g>
            <draw:line draw:style-name="gr2" draw:text-style-name="P2" draw:layer="layout" svg:x1="7.9cm" svg:y1="4cm" svg:x2="13cm" svg:y2="4.2cm">
              <text:p/>
            </draw:line>
            <draw:custom-shape draw:style-name="gr3" draw:text-style-name="P4" draw:layer="layout" svg:width="2.3cm" svg:height="0.9cm" svg:x="9.6cm" svg:y="1.7cm">
              <text:p text:style-name="P4"><text:span text:style-name="T3">Sid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3cm" svg:height="0.9cm" svg:x="12.4cm" svg:y="1.5cm">
              <text:p text:style-name="P3"><text:span text:style-name="T2">Add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3cm" svg:height="0.9cm" svg:x="15.3cm" svg:y="1.5cm">
              <text:p text:style-name="P3"><text:span text:style-name="T2">Phon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3cm" svg:height="0.9cm" svg:x="18cm" svg:y="1.6cm">
              <text:p text:style-name="P3"><text:span text:style-name="T2">Do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3cm" svg:height="0.9cm" svg:x="20.7cm" svg:y="1.9cm">
              <text:p text:style-name="P3"><text:span text:style-name="T2">Se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3cm" svg:height="0.9cm" svg:x="21.8cm" svg:y="3.3cm">
              <text:p text:style-name="P3"><text:span text:style-name="T2">Degre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0.8cm" svg:y1="2.6cm" svg:x2="13cm" svg:y2="4.1cm">
              <text:p/>
            </draw:line>
            <draw:line draw:style-name="gr2" draw:text-style-name="P2" draw:layer="layout" svg:x1="13.5cm" svg:y1="2.3cm" svg:x2="13.5cm" svg:y2="3.8cm">
              <text:p/>
            </draw:line>
            <draw:line draw:style-name="gr2" draw:text-style-name="P2" draw:layer="layout" svg:x1="15.8cm" svg:y1="2.3cm" svg:x2="14.4cm" svg:y2="3.8cm">
              <text:p/>
            </draw:line>
            <draw:line draw:style-name="gr2" draw:text-style-name="P2" draw:layer="layout" svg:x1="15.1cm" svg:y1="3.8cm" svg:x2="18.2cm" svg:y2="2.3cm">
              <text:p/>
            </draw:line>
            <draw:line draw:style-name="gr2" draw:text-style-name="P2" draw:layer="layout" svg:x1="15.1cm" svg:y1="4.1cm" svg:x2="20.9cm" svg:y2="2.6cm">
              <text:p/>
            </draw:line>
            <draw:line draw:style-name="gr2" draw:text-style-name="P2" draw:layer="layout" svg:x1="21.9cm" svg:y1="3.9cm" svg:x2="15.1cm" svg:y2="4.3cm">
              <text:p/>
            </draw:line>
          </draw:g>
          <draw:g>
            <draw:custom-shape draw:style-name="gr4" draw:text-style-name="P5" draw:layer="layout" svg:width="2.1cm" svg:height="0.8cm" svg:x="22.9cm" svg:y="9cm">
              <text:p text:style-name="P1"><text:span text:style-name="T1">COURS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2.3cm" svg:height="0.9cm" svg:x="21.8cm" svg:y="7.1cm">
              <text:p text:style-name="P6"><text:span text:style-name="T4">CDesc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7" draw:layer="layout" svg:width="2.3cm" svg:height="0.9cm" svg:x="25.5cm" svg:y="9.9cm">
              <text:p text:style-name="P6"><text:span text:style-name="T4">Credit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draw:layer="layout" svg:width="2.3cm" svg:height="0.9cm" svg:x="25.7cm" svg:y="8.4cm">
              <text:p text:style-name="P4"><text:span text:style-name="T3">CCod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draw:layer="layout" svg:width="2.3cm" svg:height="0.9cm" svg:x="24.4cm" svg:y="7.1cm">
              <text:p text:style-name="P4"><text:span text:style-name="T3">CoNam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22.7cm" svg:y1="8cm" svg:x2="23.5cm" svg:y2="9cm">
              <text:p/>
            </draw:line>
            <draw:line draw:style-name="gr6" draw:text-style-name="P9" draw:layer="layout" svg:x1="24.9cm" svg:y1="7.9cm" svg:x2="24.3cm" svg:y2="9cm">
              <text:p/>
            </draw:line>
            <draw:line draw:style-name="gr6" draw:text-style-name="P9" draw:layer="layout" svg:x1="25.8cm" svg:y1="9cm" svg:x2="25cm" svg:y2="9.3cm">
              <text:p/>
            </draw:line>
            <draw:line draw:style-name="gr6" draw:text-style-name="P9" draw:layer="layout" svg:x1="25cm" svg:y1="9.6cm" svg:x2="25.7cm" svg:y2="10.1cm">
              <text:p/>
            </draw:line>
            <draw:custom-shape draw:style-name="gr5" draw:text-style-name="P7" draw:layer="layout" svg:width="2.3cm" svg:height="0.9cm" svg:x="24.3cm" svg:y="11.1cm">
              <text:p text:style-name="P6"><text:span text:style-name="T4">Level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24.2cm" svg:y1="9.8cm" svg:x2="25.2cm" svg:y2="11.1cm">
              <text:p/>
            </draw:line>
          </draw:g>
          <draw:custom-shape draw:style-name="gr7" draw:text-style-name="P10" draw:layer="layout" svg:width="2.2cm" svg:height="1.5cm" svg:x="7.7cm" svg:y="4.8cm">
            <text:p text:style-name="P3"><text:span text:style-name="T2">MIN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0" draw:layer="layout" svg:width="2.2cm" svg:height="1.5cm" svg:x="9.5cm" svg:y="6cm">
            <text:p text:style-name="P3"><text:span text:style-name="T2">MAJ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2" draw:layer="layout" svg:x1="11.2cm" svg:y1="6.4cm" svg:x2="13.7cm" svg:y2="4.6cm">
            <text:p text:style-name="P11"><text:span text:style-name="T2">N</text:span></text:p>
            <text:p text:style-name="P11"><text:span text:style-name="T2"/></text:p>
          </draw:line>
          <draw:line draw:style-name="gr2" draw:text-style-name="P2" draw:layer="layout" svg:x1="11.3cm" svg:y1="6.5cm" svg:x2="13.9cm" svg:y2="4.6cm">
            <text:p/>
          </draw:line>
          <draw:g>
            <draw:custom-shape draw:style-name="gr9" draw:text-style-name="P13" draw:layer="layout" svg:width="2.3cm" svg:height="0.9cm" svg:x="9.8cm" svg:y="16.4cm">
              <text:p text:style-name="P4"><text:span text:style-name="T3">SecID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4" draw:layer="layout" svg:width="2.3cm" svg:height="0.9cm" svg:x="16.6cm" svg:y="16.5cm">
              <text:p text:style-name="P6"><text:span text:style-name="T4">SecNo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5" draw:layer="layout" svg:width="2.1cm" svg:height="0.8cm" svg:x="13.4cm" svg:y="16.3cm">
              <text:p text:style-name="P1"><text:span text:style-name="T1">SECTIO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2.3cm" svg:height="0.9cm" svg:x="13.1cm" svg:y="17.9cm">
              <text:p text:style-name="P6"><text:span text:style-name="T4">Se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4" draw:layer="layout" svg:width="2.3cm" svg:height="0.9cm" svg:x="10.5cm" svg:y="17.6cm">
              <text:p text:style-name="P6"><text:span text:style-name="T4">Yea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199cm" svg:height="0.9cm" svg:x="15.7cm" svg:y="17.7cm">
              <text:p text:style-name="P6"><text:span text:style-name="T4">Croo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6" draw:layer="layout" svg:x1="12.1cm" svg:y1="16.9cm" svg:x2="13.4cm" svg:y2="16.8cm">
              <text:p/>
            </draw:line>
            <draw:line draw:style-name="gr12" draw:text-style-name="P16" draw:layer="layout" svg:x1="12.4cm" svg:y1="17.7cm" svg:x2="13.4cm" svg:y2="17.1cm">
              <text:p/>
            </draw:line>
            <draw:line draw:style-name="gr12" draw:text-style-name="P16" draw:layer="layout" svg:x1="14.3cm" svg:y1="17.9cm" svg:x2="14.3cm" svg:y2="17.1cm">
              <text:p/>
            </draw:line>
            <draw:line draw:style-name="gr12" draw:text-style-name="P16" draw:layer="layout" svg:x1="15.5cm" svg:y1="17.1cm" svg:x2="16.2cm" svg:y2="17.8cm">
              <text:p/>
            </draw:line>
            <draw:line draw:style-name="gr12" draw:text-style-name="P16" draw:layer="layout" svg:x1="15.5cm" svg:y1="16.8cm" svg:x2="16.6cm" svg:y2="16.9cm">
              <text:p/>
            </draw:line>
          </draw:g>
          <draw:line draw:style-name="gr2" draw:text-style-name="P2" draw:layer="layout" svg:x1="15.5cm" svg:y1="16.6cm" svg:x2="20.7cm" svg:y2="14.2cm">
            <text:p/>
          </draw:line>
          <draw:line draw:style-name="gr8" draw:text-style-name="P12" draw:layer="layout" svg:x1="9.4cm" svg:y1="5.2cm" svg:x2="13cm" svg:y2="4.5cm">
            <text:p text:style-name="P11"><text:span text:style-name="T2">N</text:span></text:p>
            <text:p text:style-name="P11"><text:span text:style-name="T2"/></text:p>
          </draw:line>
          <draw:line draw:style-name="gr8" draw:text-style-name="P17" draw:layer="layout" svg:x1="6.952cm" svg:y1="9.002cm" svg:x2="8.5cm" svg:y2="6.1cm">
            <text:p text:style-name="P11"><text:span text:style-name="T1">1</text:span></text:p>
            <text:p text:style-name="P11"><text:span text:style-name="T1"/></text:p>
          </draw:line>
          <draw:custom-shape draw:style-name="gr13" draw:text-style-name="P10" draw:layer="layout" svg:width="2.6cm" svg:height="1.7cm" svg:x="13.4cm" svg:y="7.6cm">
            <text:p text:style-name="P3"><text:span text:style-name="T2">OFFER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7" draw:layer="layout" svg:x1="7.4cm" svg:y1="9.5cm" svg:x2="13.5cm" svg:y2="8.4cm">
            <text:p text:style-name="P11"><text:span text:style-name="T1">1</text:span></text:p>
            <text:p text:style-name="P11"><text:span text:style-name="T1"/></text:p>
          </draw:line>
          <draw:line draw:style-name="gr8" draw:text-style-name="P17" draw:layer="layout" svg:x1="15.9cm" svg:y1="8.4cm" svg:x2="22.9cm" svg:y2="9.2cm">
            <text:p text:style-name="P11"><text:span text:style-name="T1"/></text:p>
            <text:p text:style-name="P11"><text:span text:style-name="T1">N</text:span></text:p>
            <text:p text:style-name="P11"><text:span text:style-name="T1"/></text:p>
            <text:p text:style-name="P11"><text:span text:style-name="T1"/></text:p>
          </draw:line>
          <draw:custom-shape draw:style-name="gr14" draw:text-style-name="P10" draw:layer="layout" svg:width="2.9cm" svg:height="1.7cm" svg:x="19.6cm" svg:y="12.8cm">
            <text:p text:style-name="P3"><text:span text:style-name="T2">TAUGHT I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7" draw:layer="layout" svg:x1="21.609cm" svg:y1="13.168cm" svg:x2="23.5cm" svg:y2="9.8cm">
            <text:p text:style-name="P11"><text:span text:style-name="T1">1</text:span></text:p>
            <text:p text:style-name="P11"><text:span text:style-name="T1"/></text:p>
          </draw:line>
          <draw:line draw:style-name="gr8" draw:text-style-name="P12" draw:layer="layout" svg:x1="15.5cm" svg:y1="16.5cm" svg:x2="20.5cm" svg:y2="14.2cm">
            <text:p text:style-name="P11"><text:span text:style-name="T2">N</text:span></text:p>
            <text:p text:style-name="P11"><text:span text:style-name="T2"/></text:p>
          </draw:line>
          <draw:g>
            <draw:custom-shape draw:style-name="gr15" draw:text-style-name="P18" draw:layer="layout" svg:width="2.199cm" svg:height="0.9cm" svg:x="7.401cm" svg:y="11.5cm">
              <text:p text:style-name="P6"><text:span text:style-name="T4">Grad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9" draw:layer="layout" svg:x1="9.5cm" svg:y1="11.8cm" svg:x2="10.3cm" svg:y2="11.2cm">
              <text:p/>
            </draw:line>
            <draw:custom-shape draw:style-name="gr17" draw:text-style-name="P20" draw:layer="layout" svg:width="4.1cm" svg:height="2.3cm" svg:x="10.1cm" svg:y="10cm">
              <text:p text:style-name="P1"><text:span text:style-name="T1">ENROLLED IN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8" draw:text-style-name="P17" draw:layer="layout" svg:x1="14.2cm" svg:y1="4.6cm" svg:x2="12.1cm" svg:y2="10.1cm">
            <text:p text:style-name="P11"><text:span text:style-name="T1"/></text:p>
            <text:p text:style-name="P11"><text:span text:style-name="T1">M</text:span></text:p>
            <text:p text:style-name="P11"><text:span text:style-name="T1"/></text:p>
            <text:p text:style-name="P11"><text:span text:style-name="T1"/></text:p>
          </draw:line>
          <draw:line draw:style-name="gr8" draw:text-style-name="P17" draw:layer="layout" svg:x1="12.241cm" svg:y1="12.13cm" svg:x2="14cm" svg:y2="16.3cm">
            <text:p text:style-name="P11"><text:span text:style-name="T1"/></text:p>
            <text:p text:style-name="P11"><text:span text:style-name="T1">N</text:span></text:p>
            <text:p text:style-name="P11"><text:span text:style-name="T1"/></text:p>
            <text:p text:style-name="P11"><text:span text:style-name="T1"/></text:p>
          </draw:line>
        </draw:g>
        <draw:g>
          <draw:custom-shape draw:style-name="gr18" draw:text-style-name="P21" draw:layer="layout" svg:width="3.2cm" svg:height="0.8cm" svg:x="4.2cm" svg:y="9cm">
            <text:p text:style-name="P1"><text:span text:style-name="T1">DEPARTMENT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2.3cm" svg:height="0.9cm" svg:x="2.3cm" svg:y="7.4cm">
            <text:p text:style-name="P4"><text:span text:style-name="T3">Dnam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2" draw:layer="layout" svg:width="2.3cm" svg:height="0.9cm" svg:x="1.5cm" svg:y="8.9cm">
            <text:p text:style-name="P4"><text:span text:style-name="T3">Dcod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3" draw:layer="layout" svg:width="2.3cm" svg:height="0.9cm" svg:x="2.3cm" svg:y="10.4cm">
            <text:p text:style-name="P3"><text:span text:style-name="T2">Colleg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3" draw:layer="layout" svg:width="2.3cm" svg:height="0.9cm" svg:x="5cm" svg:y="7.2cm">
            <text:p text:style-name="P3"><text:span text:style-name="T2">Dphon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4" draw:layer="layout" svg:x1="3.8cm" svg:y1="9.4cm" svg:x2="4.2cm" svg:y2="9.4cm">
            <text:p/>
          </draw:line>
          <draw:line draw:style-name="gr20" draw:text-style-name="P24" draw:layer="layout" svg:x1="3.6cm" svg:y1="8.3cm" svg:x2="4.2cm" svg:y2="9cm">
            <text:p/>
          </draw:line>
          <draw:line draw:style-name="gr20" draw:text-style-name="P24" draw:layer="layout" svg:x1="3.6cm" svg:y1="10.4cm" svg:x2="4.2cm" svg:y2="9.8cm">
            <text:p/>
          </draw:line>
          <draw:line draw:style-name="gr20" draw:text-style-name="P24" draw:layer="layout" svg:x1="5.9cm" svg:y1="8.1cm" svg:x2="5.4cm" svg:y2="9cm">
            <text:p/>
          </draw:line>
        </draw:g>
        <draw:line draw:style-name="gr8" draw:text-style-name="P12" draw:layer="layout" svg:x1="7.4cm" svg:y1="9.207cm" svg:x2="10.12cm" svg:y2="7.1cm">
          <text:p text:style-name="P11"><text:span text:style-name="T2">1</text:span></text:p>
          <text:p text:style-name="P11"><text:span text:style-name="T2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8:39:46.390818125</meta:creation-date>
    <dc:date>2020-04-30T15:33:45.174484561</dc:date>
    <meta:editing-duration>PT36M31S</meta:editing-duration>
    <meta:editing-cycles>11</meta:editing-cycles>
    <meta:generator>LibreOffice/6.4.2.2$Linux_X86_64 LibreOffice_project/40$Build-2</meta:generator>
    <meta:document-statistic meta:object-count="77"/>
  </office:meta>
</office:document-meta>
</file>